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9e9" officeooo:paragraph-rsid="0012c9e9"/>
    </style:style>
    <style:style style:name="P2" style:family="paragraph" style:parent-style-name="Standard">
      <style:text-properties officeooo:rsid="00130c92" officeooo:paragraph-rsid="00130c92"/>
    </style:style>
    <style:style style:name="P3" style:family="paragraph" style:parent-style-name="Standard">
      <style:text-properties officeooo:rsid="001470a4" officeooo:paragraph-rsid="001470a4"/>
    </style:style>
    <style:style style:name="P4" style:family="paragraph" style:parent-style-name="Standard">
      <style:text-properties officeooo:rsid="00130c92" officeooo:paragraph-rsid="00130c92"/>
    </style:style>
    <style:style style:name="P5" style:family="paragraph" style:parent-style-name="Standard">
      <style:text-properties officeooo:rsid="0017081e" officeooo:paragraph-rsid="0017081e"/>
    </style:style>
    <style:style style:name="P6" style:family="paragraph" style:parent-style-name="Standard">
      <style:text-properties officeooo:rsid="0017e93f" officeooo:paragraph-rsid="0017e93f"/>
    </style:style>
    <style:style style:name="P7" style:family="paragraph" style:parent-style-name="Standard">
      <style:text-properties officeooo:rsid="001931fe" officeooo:paragraph-rsid="001931fe"/>
    </style:style>
    <style:style style:name="P8" style:family="paragraph" style:parent-style-name="Standard">
      <style:text-properties officeooo:rsid="00193cb7" officeooo:paragraph-rsid="00193cb7"/>
    </style:style>
    <style:style style:name="P9" style:family="paragraph" style:parent-style-name="Standard">
      <style:text-properties officeooo:rsid="001aa168" officeooo:paragraph-rsid="001aa168"/>
    </style:style>
    <style:style style:name="T1" style:family="text">
      <style:text-properties officeooo:rsid="001470a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e93f" style:font-style-asian="normal" style:font-style-complex="normal"/>
    </style:style>
    <style:style style:name="T5" style:family="text">
      <style:text-properties fo:font-style="normal" officeooo:rsid="001931fe" style:font-style-asian="normal" style:font-style-complex="normal"/>
    </style:style>
    <style:style style:name="T6" style:family="text">
      <style:text-properties fo:font-style="normal" officeooo:rsid="001aa168" style:font-style-asian="normal" style:font-style-complex="normal"/>
    </style:style>
    <style:style style:name="T7" style:family="text">
      <style:text-properties officeooo:rsid="00193cb7"/>
    </style:style>
    <style:style style:name="T8" style:family="text">
      <style:text-properties officeooo:rsid="001aa1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а</text:p>
      <text:p text:style-name="P1">Основа – предположение, что смысл существования Вселенной – возникновение и развитие цивилизаций разумных существ.</text:p>
      <text:p text:style-name="P1">Основа – безусловная всеохватная любовь к существам.</text:p>
      <text:p text:style-name="P1">Любопытство – главная добродетель.</text:p>
      <text:p text:style-name="P1">Все зло вызвано недостатком знаний. Главное свойство любой системы – легкость, с которой она подвержена улучшениям.</text:p>
      <text:p text:style-name="P3">Я полностью беру ответственность за свои страдания.</text:p>
      <text:p text:style-name="P1"/>
      <text:p text:style-name="P1">Я хочу, чтобы люди жили в мире, в котором на Земле стабильная экологическая ситуация, никто не старится и не болеет, а умирает только по собственному желанию. Я хочу, чтобы в мире не было эксплуатации животных. Я хочу, чтобы люди стали мультипланетным видом. <text:span text:style-name="T1">Я хочу, чтобы люди лучше научились создавать модели мира и принимать правильные решения.</text:span></text:p>
      <text:p text:style-name="P1"/>
      <text:p text:style-name="P1">Я хочу оказать на мир как можно большее положительное влияние.</text:p>
      <text:p text:style-name="P1">Я хочу работать над задачами, которые решают проблемы человечества и помогают лучше понимать мир. </text:p>
      <text:p text:style-name="P1"/>
      <text:p text:style-name="P2">Нужно изучать то, что пригодится в наибольшем возможном числе исходов. Рациональность и духовная практика полезны в любой ситуации.</text:p>
      <text:p text:style-name="P1"/>
      <text:p text:style-name="P2">Наибольшее развитие в ближайшие годы будет в области информационных и биотехнологий.</text:p>
      <text:p text:style-name="P2">Изучить специализацию на курсере.</text:p>
      <text:p text:style-name="P2">Области</text:p>
      <text:p text:style-name="P2">глобальная бедность, глобальное потепление, безопасное создание могущественного ИИ.</text:p>
      <text:p text:style-name="P2">Фундаментальная наука (квантовая физика, ОТО, теория струн)</text:p>
      <text:p text:style-name="P2"/>
      <text:p text:style-name="P2">Выбирать то, что важно, не на основании того, насколько сильные положительные эмоции это вызывает.</text:p>
      <text:p text:style-name="P2"/>
      <text:p text:style-name="P5">Итак, вечер воскресенья. Я много думал и читал последнее время. Мне удалось сделать пару вещей. Во-первых, я понял, что мне никогда раньше в голову не приходило, что я <text:span text:style-name="T2">могу </text:span><text:span text:style-name="T3">не ставить на первое место в своей жизни формальное образование. Во мне живет хороший примерный мальчик, который готов на все, чтобы прилежно выполнять домашние задания, ходить на лекции, не задумываясь над тем, насколько это реально нужно и сколько времени осмысленно на это уделять. Из-за этого я не изучаю то, что мне действительно может оказаться интересным. Мне кажется, этот рецепт родом из дореволюционных гимназий. Я заметил, что у меня пропало любопытство за последние годы. Про существование кварков, черных дыр, возможности искривления пространства-времени, про темную материю, нейтронные звезды, пульсары и квазары, </text:span><text:span text:style-name="T6">теорию струн</text:span><text:span text:style-name="T3"> я знал лет в 12, наверное (примерная цифра), но с тех пор я ничуть не лучше разбираюсь в этих вопросах. Мальчик, который хотел все знать, куда-то делся на долгое время. Я надеюсь, он снова поднимает голову. </text:span><text:span text:style-name="T6">Тем более я немного больше знаю математики.</text:span></text:p>
      <text:p text:style-name="P9"><text:span text:style-name="T3">Еще я сделал наблюдение – нет конкретных людей, смерть которых сделала бы мне больно. Нет людей, присутствие которых было бы для меня важно. Это довольно странно, по крайней мере если сравнивать с тем, как это обычно бывает у людей. При этом я считаю, что именно сущестсование разумных цивилизаций придает Вселенной смысл. Я хочу, чтобы люди не страдали и умирали только добровольно. Я хочу, чтобы мы стабилизировали экологическую ситуацию на Земле, и чтобы стали многопланетным видом. Не существует ситуации, в которой я мог бы пожелать другому человеку или существу что-то плохое. Опять-таки, это странновато. <text:s/>Думаю, я бы хотел считать тебя близким другом.</text:span></text:p>
      <text:p text:style-name="P5"><text:soft-page-break/><text:span text:style-name="T3">Еще я победил Будду внутри себя. </text:span><text:span text:style-name="T4">Поставил на подходящее место в жизни. Его учение очень неэффективно в достижении целей, которые оно перед собой ставит. Сидеть в блаженстве и искренне желать, чтобы все существа избавились от страданий, - это мало, надо действовать. </text:span><text:span text:style-name="T5">Илон Маск вдохновил меня больше.</text:span><text:span text:style-name="T4"> Я сохраню силу Будды – умение не быть вовлеченным в тревоги и сожаления, умение пребывать в моменте, не цепляться на убеждения, приятные ощущения, не отталкивать неприятное. Но сила рационалиста уведет меня дальше. Твердое намерение победить страдание, болезнь и смерть – это то, с чего, по легенде, начался духовный путь Сиддхартхи Гаутамы, приведший его к Просветлению. </text:span><text:span text:style-name="T5">Но в итоге получился еще один культ.</text:span></text:p>
      <text:p text:style-name="P6"><text:span text:style-name="T3">Определять, что важно в моей жизни, должен я, а не университет и ШАД. Правда, что на уровне </text:span><text:span text:style-name="T5">микроменеджмента это будет означать, я не знаю. Думаю, я буду больше рефлексировать о ом, что я сделал за день, что хочу сделать завтра. </text:span></text:p>
      <text:p text:style-name="P7">В моей жизни слишком мало факторов стохастичности, источников совершенно новой информации. Я буду больше читать, чтобы быть более эрудированным. <text:span text:style-name="T7">И нужно больше мыслить, исходя из первопринципов, а не исходя из того, как что-то делалось раньше или делается большинством.</text:span></text:p>
      <text:p text:style-name="P7"/>
      <text:p text:style-name="P7">Мне кое-что не нравится в том, как я воспринимаю область ИИ. Это так выглядит, как будто, с чем бы я ни столкнулся, у меня уже есть готовый ответ, чем я хочу заниматься в жизни. Это то же самое, что слепота. У меня нет оснований думать, что я не смогу стать квантовым физиком, космологом, <text:span text:style-name="T7">логиком, </text:span>биоинформатиком, борцом за права животных. Я хочу изучать разные области знаний.</text:p>
      <text:p text:style-name="P7"/>
      <text:p text:style-name="P8">Я думаю, что визу в Америку не сделают к середине декабря, поэтому стоит думать о воркшопе в следующем году. <text:span text:style-name="T8">Я прочитаю Embedded Agency в этом году с уверенностью 95%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21:07.962284144</meta:creation-date>
    <dc:date>2019-11-03T22:26:22.046618223</dc:date>
    <meta:editing-duration>PT2H43M1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23" meta:word-count="727" meta:character-count="4845" meta:non-whitespace-character-count="4130"/>
  </office:meta>
</office:document-meta>
</file>